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53921" officeooo:paragraph-rsid="00153921"/>
    </style:style>
    <style:style style:name="P2" style:family="paragraph" style:parent-style-name="Standard">
      <style:text-properties fo:color="#0066cc" style:font-name="Arial" officeooo:rsid="00153921" officeooo:paragraph-rsid="00153921"/>
    </style:style>
    <style:style style:name="T1" style:family="text">
      <style:text-properties fo:color="#ff6600"/>
    </style:style>
    <style:style style:name="T2" style:family="text">
      <style:text-properties fo:color="#006600"/>
    </style:style>
    <style:style style:name="T3" style:family="text">
      <style:text-properties fo:color="#ff66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define zero (lambda (f) (lambda (x) x)))</text:p>
      <text:p text:style-name="P1"/>
      <text:p text:style-name="P1">(define (add-1 n)</text:p>
      <text:p text:style-name="P1"><text:s text:c="2"/>(lambda (f) (lambda (x) (f ((n f) x)))))</text:p>
      <text:p text:style-name="P1"/>
      <text:p text:style-name="P1"/>
      <text:p text:style-name="P2">(add-1 n)</text:p>
      <text:p text:style-name="P1"><text:s text:c="2"/>(<text:span text:style-name="T1">lambda(f)</text:span><text:span text:style-name="T2">(lambda (x)(f((lambda(</text:span><text:span text:style-name="T3">f</text:span><text:span text:style-name="T2">)</text:span><text:span text:style-name="T3"> f</text:span><text:span text:style-name="T2">))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23:48:38.569000000</meta:creation-date>
    <dc:date>2017-09-04T00:46:47.453000000</dc:date>
    <meta:editing-duration>PT42M58S</meta:editing-duration>
    <meta:editing-cycles>1</meta:editing-cycles>
    <meta:document-statistic meta:table-count="0" meta:image-count="0" meta:object-count="0" meta:page-count="1" meta:paragraph-count="5" meta:word-count="23" meta:character-count="151" meta:non-whitespace-character-count="128"/>
    <meta:generator>LibreOffice/4.2.4.2$Windows_x86 LibreOffice_project/63150712c6d317d27ce2db16eb94c2f3d7b699f8</meta:generator>
  </office:meta>
</office:document-meta>
</file>